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ourier Prime" svg:font-family="'Courier Prime'" style:font-pitch="fixed"/>
    <style:font-face style:name="Courier Prime1" svg:font-family="'Courier Prime'" style:font-pitch="variable"/>
    <style:font-face style:name="Courier Prime2" svg:font-family="'Courier Prime'" style:font-adornments="Semibold" style:font-pitch="variable"/>
    <style:font-face style:name="Courier Prime3" svg:font-family="'Courier Prime'" style:font-adornments="Semibold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 Mono for Powerline" svg:font-family="'Roboto Mono for Powerline'" style:font-adornments="Semibold" style:font-pitch="variable"/>
    <style:font-face style:name="Roboto Mono for Powerline1" svg:font-family="'Roboto Mono for Powerline'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Prime" fo:font-weight="normal" style:font-weight-asian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Courier Prime"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  <style:text-properties style:font-name="Courier Prime"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start"/>
    </style:style>
    <style:style style:name="T1" style:family="text">
      <style:text-properties style:font-name="Courier Prime" fo:font-weight="normal" style:font-weight-asian="normal" style:font-weight-complex="normal"/>
    </style:style>
    <style:style style:name="T2" style:family="text">
      <style:text-properties style:font-name="Courier Prim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Courier Prime"/>
    </style:style>
    <style:style style:name="T4" style:family="text">
      <style:text-properties style:font-name="Courier Prime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Prime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Roboto Mono for Powerline1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user-transformed="true">
          <draw:text-box>
            <text:p>Współbieżność w C++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1">Kamil Kowals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Model równoległości w C++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Zapewnia współbieżność ale nie parallelizm</text:p>
              </text:list-item>
              <text:list-item>
                <text:p>Opiera się na <text:span text:style-name="T1">std::thread </text:span></text:p>
              </text:list-item>
              <text:list-item>
                <text:p>Korzysta z systemowej implementa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thread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Reprezentuje pojedyńczy wątek wykonania</text:p>
              </text:list-item>
              <text:list-item>
                <text:p>Argumentem konstruktora jest objekt funkcyjny który jest od razu uruchamiany</text:p>
              </text:list-item>
              <text:list-item>
                <text:p>Jest niekopiowaln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thread - funkcje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1">.join()</text:span> <text:tab/><text:tab/>- czeka na zakończenie wątku</text:p>
              </text:list-item>
              <text:list-item>
                <text:p><text:span text:style-name="T2">.detach()</text:span> <text:tab/>- pozwala wątkowi pracować nawet po zniszczeniu oryginalnego std::thread</text:p>
              </text:list-item>
              <text:list-item>
                <text:p><text:span text:style-name="T1">std::thread::hardware_concurrency()</text:span> <text:tab/>- informuje o liczbie fizycznych wątków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td::async 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Funkcja przyjmuje obiekt funkcyjny i parametry do niego</text:p>
              </text:list-item>
              <text:list-item>
                <text:p>Pozwala na asynchroniczne wykonywanie funkcji</text:p>
              </text:list-item>
              <text:list-item>
                <text:p>Ma dwa tryby działania:</text:p>
                <text:list>
                  <text:list-item>
                    <text:p><text:span text:style-name="T3">std::launch::async</text:span></text:p>
                  </text:list-item>
                  <text:list-item>
                    <text:p><text:span text:style-name="T1">std::launch::deffered</text:span></text:p>
                  </text:list-item>
                </text:list>
              </text:list-item>
              <text:list-item>
                <text:p>Zwraca objekt typu <text:span text:style-name="T1">std::future&lt;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async - przykład</text:p>
          </draw:text-box>
        </draw:frame>
        <draw:frame presentation:style-name="pr8" draw:text-style-name="P5" draw:layer="layout" svg:width="27.94cm" svg:height="0.955cm" svg:x="0cm" svg:y="4.125cm" presentation:class="outline" presentation:user-transformed="true">
          <draw:text-box>
            <text:list text:style-name="L2">
              <text:list-header>
                <text:p><text:span text:style-name="T4">future&lt;string&gt; greeting = async([](int a,bool d) -&gt; string {return “hello”;},10,false);</text:span></text:p>
              </text:list-header>
            </text:list>
          </draw:text-box>
        </draw:frame>
        <draw:frame draw:style-name="gr2" draw:text-style-name="P6" draw:layer="layout" svg:width="16.51cm" svg:height="2.969cm" svg:x="6.35cm" svg:y="7.644cm">
          <draw:text-box>
            <text:p><text:span text:style-name="T5">Funkcja ta bardzo upraszcza korzystanie z wielowątkowości, jednak jest też najbardziej ograniczona ze wszystki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future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prezentuje wynik jakiejś operacji asynchronicznej</text:p>
              </text:list-item>
              <text:list-item>
                <text:p>Pozwala sprawdzić czy wynik jest gotowy, poczekać jakiś czas na wynik, <text:s/>lub całkowicie zablokować dalsze wykonanie podczas oczekiwania.</text:p>
              </text:list-item>
              <text:list-item>
                <text:p>Zwraca wartość lub wyjąte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shared_future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Jest rozszerzeniem <text:span text:style-name="T1">std::future</text:span>, pozwala na oczekiwanie na jeden <text:span text:style-name="T1">std::future</text:span> przez kilka wątków</text:p>
              </text:list-item>
              <text:list-item>
                <text:p>Jest kopiowal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future – przykład użycia</text:p>
          </draw:text-box>
        </draw:frame>
        <draw:frame presentation:style-name="pr8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6">future.get() - blokuje bieżący wątek w oczekiwaniu na wynik</text:span></text:p>
              </text:list-item>
              <text:list-item>
                <text:p><text:span text:style-name="T6">future.wait_for(std::chrono::duration&lt;&gt;) - czeka na wynik przez określony czas</text:span></text:p>
              </text:list-item>
              <text:list-item>
                <text:p><text:span text:style-name="T6">future.wait_until(std::chrono::time_point&lt;&gt;)</text:span><text:span text:style-name="T7"> - </text:span><text:span text:style-name="T6">czeka na wynik do określonego moment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td::promise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1">Najbardziej podstawowy sposób realizacji wielowątkowości</text:p>
              </text:list-item>
              <text:list-item>
                <text:p text:style-name="P1">Działa jak ‘kanał’ którym wątek wykonujący obietnicę zwraca wynik do <text:span text:style-name="T1">std::future</text:span></text:p>
              </text:list-item>
              <text:list-item>
                <text:p text:style-name="P1">Pozwala odseparować moment uruchomienia wątku od oczekiwania na jego wynik</text:p>
              </text:list-item>
              <text:list-item>
                <text:p text:style-name="P1">Zapewnia dużą elastyczność – <text:span text:style-name="T1">std::future</text:span> może być zwrócona także w trakcie działania funk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>
          <draw:text-box>
            <text:p>std::promise – przykład użycia</text:p>
          </draw:text-box>
        </draw:frame>
        <draw:frame presentation:style-name="pr8" draw:text-style-name="P5" draw:layer="layout" svg:width="28.575cm" svg:height="10.5cm" svg:x="0cm" svg:y="4.125cm" presentation:class="outline" presentation:user-transformed="true">
          <draw:text-box>
            <text:list text:style-name="L2">
              <text:list-header>
                <text:p><text:span text:style-name="T4">std::promise&lt;int&gt; promise;</text:span></text:p>
                <text:p><text:span text:style-name="T4">std::future&lt;int&gt; result = promise.get_future();</text:span></text:p>
                <text:p><text:span text:style-name="T4">std::thread thread([](std::promise&lt;int&gt; promise){promise.set_value(10);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4"><text:s text:c="3"/></text:span><text:span text:style-name="T4">std::cout&lt;&lt;”exiting thread\n”;},</text:span></text:p>
                                                <text:p><text:span text:style-name="T4"><text:s text:c="3"/></text:span><text:span text:style-name="T4">std::move(promise));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std::cout&lt;&lt;result.get(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>
          <draw:text-box>
            <text:p>std::packaged_task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odobny w działaniu do <text:span text:style-name="T1">std::promise</text:span></text:p>
              </text:list-item>
              <text:list-item>
                <text:p>Automatyzuje zwracanie wartości lub wyjątków z funkcji</text:p>
              </text:list-item>
              <text:list-item>
                <text:p>Zapewnia mniejszą kontrolę niż <text:span text:style-name="T1">std::promise</text:span> , ale jest wygodniejszy w użyci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text-style-name="P1" draw:layer="layout" svg:width="26cm" svg:height="1.997cm" svg:x="1cm" svg:y="0.627cm" presentation:class="title">
          <draw:text-box>
            <text:p>std::packaged_task – przykład użycia</text:p>
          </draw:text-box>
        </draw:frame>
        <draw:frame presentation:style-name="pr8" draw:text-style-name="P7" draw:layer="layout" svg:width="26cm" svg:height="10.5cm" svg:x="1cm" svg:y="4.125cm" presentation:class="outline">
          <draw:text-box>
            <text:list text:style-name="L2">
              <text:list-header>
                <text:p><text:span text:style-name="T6">std::packaged_task&lt;int&gt; task([](int unnecessary){return 10;});</text:span></text:p>
                <text:p><text:span text:style-name="T6">std::future&lt;int&gt; value = task.get_future();</text:span></text:p>
                <text:p><text:span text:style-name="T6">std::thread thread(std::move(task),20);</text:span></text:p>
                <text:p><text:span text:style-name="T6">std::cout&lt;&lt;value.get()&lt;&lt;std::endl;</text:span></text:p>
                <text:p><text:span text:style-name="T6">thread.join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draw:frame presentation:style-name="pr10" draw:text-style-name="P1" draw:layer="layout" svg:width="13cm" svg:height="4.5cm" svg:x="7.5cm" svg:y="4.125cm" presentation:class="title" presentation:user-transformed="true">
          <draw:text-box>
            <text:p text:style-name="P8">Źródła:<text:line-break/><text:span text:style-name="T8"><text:a xlink:href="https://en.cppreference.com/" xlink:type="simple">https://en.cppreference.com</text:a></text:span><text:span text:style-name="T8"><text:line-break/></text:span><text:span text:style-name="T8"><text:a xlink:href="https://isocpp.org/wiki/faq/cpp11-library-concurrency" xlink:type="simple">https://isocpp.org/wiki/faq/cpp11-library-concurrency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ourier Prime" svg:font-family="'Courier Prime'" style:font-pitch="fixed"/>
    <style:font-face style:name="Courier Prime1" svg:font-family="'Courier Prime'" style:font-pitch="variable"/>
    <style:font-face style:name="Courier Prime2" svg:font-family="'Courier Prime'" style:font-adornments="Semibold" style:font-pitch="variable"/>
    <style:font-face style:name="Courier Prime3" svg:font-family="'Courier Prime'" style:font-adornments="Semibold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 Mono for Powerline" svg:font-family="'Roboto Mono for Powerline'" style:font-adornments="Semibold" style:font-pitch="variable"/>
    <style:font-face style:name="Roboto Mono for Powerline1" svg:font-family="'Roboto Mono for Powerline'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2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1T22:29:15.994293254</meta:creation-date>
    <meta:editing-duration>PT3H56M</meta:editing-duration>
    <meta:editing-cycles>14</meta:editing-cycles>
    <meta:generator>LibreOffice/7.3.2.2$Linux_X86_64 LibreOffice_project/30$Build-2</meta:generator>
    <dc:title>Midnightblue</dc:title>
    <dc:date>2022-04-04T22:05:17.378418935</dc:date>
    <meta:document-statistic meta:object-count="106"/>
  </office:meta>
</office:document-meta>
</file>